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bold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3" style:family="text">
      <style:text-properties fo:font-size="26.00pt" fo:font-weight="bold" fo:font-family="sans-serif" style:font-family-asian="sans-serif" style:font-family-complex="sans-serif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6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4.00pt" fo:font-weight="normal" fo:font-family="sans-serif" style:font-family-asian="sans-serif" style:font-family-complex="sans-serif" fo:background-color="transparent" style:use-window-font-color="true"/>
    </style:style>
    <style:style style:name="T8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5.00pt" fo:font-weight="normal" fo:font-family="sans-serif" style:font-family-asian="sans-serif" style:font-family-complex="sans-serif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4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15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sans-serif" style:font-family-asian="sans-serif" style:font-family-complex="sans-serif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sans-serif" style:font-family-asian="sans-serif" style:font-family-complex="sans-serif" fo:background-color="transparent" style:use-window-font-color="true"/>
    </style:style>
    <style:style style:name="T22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23" style:family="text">
      <style:text-properties fo:font-size="16.00pt" fo:font-weight="normal" fo:font-family="sans-serif" style:font-family-asian="sans-serif" style:font-family-complex="sans-serif" fo:background-color="transparent" style:use-window-font-color="true"/>
    </style:style>
    <style:style style:name="T24" style:family="text">
      <style:text-properties fo:font-size="12.00pt" fo:font-weight="normal" fo:font-family="sans-serif" style:font-family-asian="sans-serif" style:font-family-complex="sans-serif" fo:background-color="transparent" style:use-window-font-color="true"/>
    </style:style>
    <style:style style:name="T25" style:family="text">
      <style:text-properties fo:font-size="12.00pt" fo:font-weight="bold" fo:font-family="sans-serif" style:font-family-asian="sans-serif" style:font-family-complex="sans-serif" fo:background-color="transparent" style:use-window-font-color="true"/>
    </style:style>
    <style:style style:name="T26" style:family="text">
      <style:text-properties fo:font-size="12.00pt" fo:font-weight="normal" fo:font-family="sans-serif" style:font-family-asian="sans-serif" style:font-family-complex="sans-serif" fo:background-color="transparent" style:use-window-font-color="true"/>
    </style:style>
    <style:style style:name="T27" style:family="text">
      <style:text-properties fo:font-size="12.00pt" fo:font-weight="bold" fo:font-family="sans-serif" style:font-family-asian="sans-serif" style:font-family-complex="sans-serif" fo:background-color="transparent" style:use-window-font-color="true"/>
    </style:style>
    <style:style style:name="T28" style:family="text">
      <style:text-properties fo:font-size="12.00pt" fo:font-weight="normal" fo:font-family="sans-serif" style:font-family-asian="sans-serif" style:font-family-complex="sans-serif" fo:background-color="transparent" style:use-window-font-color="true"/>
    </style:style>
    <style:style style:name="T29" style:family="text">
      <style:text-properties fo:font-size="12.00pt" fo:font-weight="bold" fo:font-family="sans-serif" style:font-family-asian="sans-serif" style:font-family-complex="sans-serif" fo:background-color="transparent" style:use-window-font-color="true"/>
    </style:style>
    <style:style style:name="T30" style:family="text">
      <style:text-properties fo:font-size="12.00pt" fo:font-weight="normal" fo:font-family="sans-serif" style:font-family-asian="sans-serif" style:font-family-complex="sans-serif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8.00pt" fo:font-weight="normal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8.00pt" fo:font-weight="normal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8.00pt" fo:font-weight="normal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8.00pt" fo:font-weight="normal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8.00pt" fo:font-weight="normal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Government Engineering College</text:span></text:p>
      <text:p text:style-name="P1"><text:span text:style-name="T3"><text:s/>Thrissur</text:span></text:p>
      <text:p text:style-name="P1"><text:span text:style-name="T4"/></text:p>
      <text:p text:style-name="P1"><text:span text:style-name="T5">CS331<text:s/></text:span><text:span text:style-name="T6">– System Software LabDocumentation </text:span></text:p>
      <text:p text:style-name="P1"><text:span text:style-name="T7">Exp1<text:s/></text:span><text:span text:style-name="T8">– CPU Scheduling Algorithm</text:span><text:span text:style-name="T9"><text:s/></text:span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1">Date of Submission:21 August 2020</text:span></text:p>
      <text:p text:style-name="P1"><text:span text:style-name="T12"/></text:p>
      <text:p text:style-name="P1"><text:span text:style-name="T13">Submitted By,</text:span></text:p>
      <text:p text:style-name="P1"><text:span text:style-name="T14"><text:s/>Rejath T M</text:span></text:p>
      <text:p text:style-name="P1"><text:span text:style-name="T15">Roll No 50</text:span></text:p>
      <text:p text:style-name="P1"><text:span text:style-name="T15">TCR18CS050</text:span></text:p>
      <text:p text:style-name="P1"><text:span text:style-name="T15">GECT CSE S5</text:span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7">Experiment 1:</text:span></text:p>
      <text:p text:style-name="P2"><text:span text:style-name="T18"/></text:p>
      <text:p text:style-name="P2"><text:span text:style-name="T19">Simulate the following non-preempitive CPU scheduling algorithms to find turnaround time and waiting time.</text:span></text:p>
      <text:p text:style-name="P2"><text:span text:style-name="T20"/></text:p>
      <text:p text:style-name="P2"><text:span text:style-name="T21">1. FCFS<text:s text:c="3"/>2. SJF<text:s text:c="2"/>3. Round Robin(pre-empitive)<text:s text:c="2"/>4. Priority</text:span></text:p>
      <text:p text:style-name="P2"><text:span text:style-name="T21"/></text:p>
      <text:p text:style-name="P2"><text:span text:style-name="T22">Compilation of CodePrerequisite</text:span><text:span text:style-name="T23"/></text:p>
      <text:p text:style-name="P3"><text:span text:style-name="T24"/></text:p>
      <text:list text:style-name="L4">
        <text:list-item>
          <text:p text:style-name="P4"><text:span text:style-name="T24">The code is provided in the<text:s/></text:span><text:span text:style-name="T25">program.c<text:s/></text:span><text:span text:style-name="T26">file along with its documentation. You just need to run it on any compiler.</text:span></text:p>
        </text:list-item>
        <text:list-item>
          <text:p text:style-name="P4"><text:span text:style-name="T26">As output you will first see the input. If you want to change input the change in the<text:s/></text:span><text:span text:style-name="T27">input.txt<text:s/></text:span><text:span text:style-name="T28">file int format Number&lt;tab&gt;number&lt;tab&gt;number as AT,BT and Priority respectively.</text:span></text:p>
        </text:list-item>
        <text:list-item>
          <text:p text:style-name="P4"><text:span text:style-name="T28">Out put of the file will be stored in the<text:s/></text:span><text:span text:style-name="T29">output.txt<text:s/></text:span><text:span text:style-name="T30">file as well as terminal or compiler in which it is executed.</text:span></text:p>
        </text:list-item>
        <text:list-item>
          <text:p text:style-name="P4"><text:span text:style-name="T30"/></text:p>
        </text:list-item>
      </text:list>
      <text:p text:style-name="P5"><text:span text:style-name="T31"/></text:p>
      <text:p text:style-name="P5"><text:span text:style-name="T32">Output Screenshots</text:span></text:p>
      <text:p text:style-name="P5"><text:span text:style-name="T33"/></text:p>
      <text:p text:style-name="P5"><text:span text:style-name="T33"/></text:p>
      <text:p text:style-name="P5"><text:span text:style-name="T34">Priority</text:span></text:p>
      <text:p text:style-name="P5"><draw:frame text:anchor-type="as-char" svg:width="165.95mm" svg:height="101.18mm" style:rel-width="scale" style:rel-height="scale"><draw:object-ole xlink:href="OleObj1"/><draw:image xlink:href="ObjectReplacements/OleObj1"/></draw:frame><text:span text:style-name="T35"/></text:p>
      <text:p text:style-name="P5"><text:span text:style-name="T35"/></text:p>
      <text:p text:style-name="P5"><text:span text:style-name="T35"/></text:p>
      <text:p text:style-name="P5"><text:span text:style-name="T35"/></text:p>
      <text:p text:style-name="P5"><text:span text:style-name="T35"/></text:p>
      <text:p text:style-name="P5"><text:span text:style-name="T35"/></text:p>
      <text:p text:style-name="P5"><text:span text:style-name="T35"/></text:p>
      <text:p text:style-name="P5"><text:span text:style-name="T35"/></text:p>
      <text:p text:style-name="P5"><text:span text:style-name="T35"/></text:p>
      <text:p text:style-name="P5"><text:span text:style-name="T35"/></text:p>
      <text:p text:style-name="P5"><text:span text:style-name="T36">Round Robin</text:span></text:p>
      <text:p text:style-name="P5"><draw:frame text:anchor-type="as-char" svg:width="165.74mm" svg:height="93.35mm" style:rel-width="scale" style:rel-height="scale"><draw:object-ole xlink:href="OleObj2"/><draw:image xlink:href="ObjectReplacements/OleObj2"/></draw:frame><text:span text:style-name="T37"/></text:p>
      <text:p text:style-name="P5"><text:span text:style-name="T37"/></text:p>
      <text:p text:style-name="P5"><draw:frame text:anchor-type="as-char" svg:width="151.77mm" svg:height="88.05mm" style:rel-width="scale" style:rel-height="scale"><draw:object-ole xlink:href="OleObj3"/><draw:image xlink:href="ObjectReplacements/OleObj3"/></draw:frame><text:span text:style-name="T38">FCFS</text:span></text:p>
      <text:p text:style-name="P5"><text:span text:style-name="T39"/></text:p>
      <text:p text:style-name="P5"><text:span text:style-name="T39"/></text:p>
      <text:p text:style-name="P5"><text:span text:style-name="T39"/></text:p>
      <text:p text:style-name="P5"><text:span text:style-name="T40">SJF</text:span></text:p>
      <text:p text:style-name="P5"><text:span text:style-name="T41"/></text:p>
      <text:p text:style-name="P5"><draw:frame text:anchor-type="as-char" svg:width="166.79mm" svg:height="104.56mm" style:rel-width="scale" style:rel-height="scale"><draw:object-ole xlink:href="OleObj4"/><draw:image xlink:href="ObjectReplacements/OleObj4"/></draw:frame><text:span text:style-name="T4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